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7e0" officeooo:paragraph-rsid="001257e0"/>
    </style:style>
    <style:style style:name="P2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3" style:family="paragraph" style:parent-style-name="Standard">
      <style:text-properties fo:font-weight="bold" officeooo:rsid="001439e2" officeooo:paragraph-rsid="001439e2" style:font-weight-asian="bold" style:font-weight-complex="bold"/>
    </style:style>
    <style:style style:name="P4" style:family="paragraph" style:parent-style-name="Standard">
      <style:text-properties fo:font-weight="bold" officeooo:rsid="00163741" officeooo:paragraph-rsid="00163741" style:font-weight-asian="bold" style:font-weight-complex="bold"/>
    </style:style>
    <style:style style:name="P5" style:family="paragraph" style:parent-style-name="Standard">
      <style:text-properties fo:font-weight="normal" officeooo:rsid="001439e2" officeooo:paragraph-rsid="001439e2" style:font-weight-asian="normal" style:font-weight-complex="normal"/>
    </style:style>
    <style:style style:name="P6" style:family="paragraph" style:parent-style-name="Standard">
      <style:text-properties fo:font-weight="normal" officeooo:rsid="00163741" officeooo:paragraph-rsid="0016374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3741"/>
    </style:style>
    <style:style style:name="T3" style:family="text">
      <style:text-properties officeooo:rsid="0018f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1 – Cálculo do IMC</text:p>
      <text:p text:style-name="P1"/>
      <text:p text:style-name="P1">1 - ) Implemente o componente &lt;IMC&gt; o qual devereá criar as variáveis <text:span text:style-name="T1">peso</text:span> e <text:span text:style-name="T1">altura</text:span> (use o let, dentro ou fora da função que representa o componente). O componente &lt;IMC&gt; deverá retornar o seguinte JSX:</text:p>
      <text:p text:style-name="P1"/>
      <text:p text:style-name="P2">“O IMC para o peso {peso}kg e altura {altura}m, é: ”</text:p>
      <text:p text:style-name="P2"><text:s/>&lt;IMCCalc peso={peso} altura={altura}&gt;</text:p>
      <text:p text:style-name="P2"/>
      <text:p text:style-name="P5">2 - ) Implemente o componente &lt;IMCCalc&gt; o qual irá calcular o IMC dado o peso e altura passados via props pelo componente &lt;IMC&gt;. O Cálculo do IMC é feito da seguinte forma:</text:p>
      <text:p text:style-name="P5"/>
      <text:p text:style-name="P3">imc = peso/(altura*altura)</text:p>
      <text:p text:style-name="P3"/>
      <text:p text:style-name="P5">O componente &lt;IMCCalc&gt; irá retornar o JSX:</text:p>
      <text:p text:style-name="P5"/>
      <text:p text:style-name="P3">“IMC = {imc}”</text:p>
      <text:p text:style-name="P3">&lt;IMCMsg <text:span text:style-name="T2">imc={imc}</text:span>&gt;</text:p>
      <text:p text:style-name="P3"/>
      <text:p text:style-name="P6">3 - ) Implemente o componente &lt;IMCMsg&gt; o qual irá receber o IMC calculado pelo componente &lt;IMCCalc&gt;, passado via props, e irá retornar o seguinte JSX:</text:p>
      <text:p text:style-name="P6"/>
      <text:p text:style-name="P4">“Abaixo do peso.”, caso o IMC seja &lt;=19;</text:p>
      <text:p text:style-name="P4">“Peso normal.” , caso o IMC seja &gt;19 e &lt;=<text:span text:style-name="T3">2</text:span>5;</text:p>
      <text:p text:style-name="P4">“Acima do peso”, caso o IMC seja &gt;2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3-06T09:06:57.918131695</dc:date>
    <dc:creator>Jefferson de Carvalho Silva</dc:creator>
    <meta:editing-duration>PT15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55" meta:character-count="861" meta:non-whitespace-character-count="717"/>
  </office:meta>
</office:document-meta>
</file>